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Avenir Next LT Pro" svg:font-family="'Avenir Next LT Pro'"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Radian" svg:font-family="Radian" style:font-pitch="variable"/>
    <style:font-face style:name="Radian1" svg:font-family="Radian" style:font-family-generic="roman" style:font-pitch="variable"/>
    <style:font-face style:name="Tahoma" svg:font-family="Tahoma" style:font-family-generic="system" style:font-pitch="variable"/>
    <style:font-face style:name="Tangerine" svg:font-family="Tangerine"/>
  </office:font-face-decls>
  <office:automatic-styles>
    <style:style style:name="P1" style:family="paragraph" style:parent-style-name="Standard">
      <style:text-properties style:font-name="Radian"/>
    </style:style>
    <style:style style:name="P2" style:family="paragraph" style:parent-style-name="Standard">
      <style:text-properties style:font-name="Radian" fo:font-size="12pt" style:font-size-asian="12pt" style:font-size-complex="12pt"/>
    </style:style>
    <style:style style:name="P3" style:family="paragraph" style:parent-style-name="Standard">
      <style:text-properties style:font-name="Radian" fo:font-size="12pt" fo:font-weight="350" style:font-size-asian="12pt" style:font-size-complex="12pt"/>
    </style:style>
    <style:style style:name="P4" style:family="paragraph" style:parent-style-name="Standard">
      <style:paragraph-properties fo:margin-top="0.1665in" fo:margin-bottom="0.111in" style:contextual-spacing="false"/>
      <style:text-properties style:font-name="Radian" fo:font-size="12pt" fo:font-weight="350" style:font-size-asian="12pt" style:font-size-complex="12pt"/>
    </style:style>
    <style:style style:name="P5" style:family="paragraph" style:parent-style-name="Standard">
      <style:paragraph-properties fo:margin-top="0.1665in" fo:margin-bottom="0.111in" style:contextual-spacing="false"/>
      <style:text-properties style:font-name="Radian"/>
    </style:style>
    <style:style style:name="P6" style:family="paragraph" style:parent-style-name="Standard">
      <style:text-properties style:font-name="Tangerine" fo:font-size="36pt" fo:font-style="italic" fo:font-weight="350" officeooo:rsid="000477c3" officeooo:paragraph-rsid="000477c3" style:font-size-asian="36pt" style:font-style-asian="italic" style:font-size-complex="36pt" style:font-style-complex="italic"/>
    </style:style>
    <style:style style:name="P7" style:family="paragraph" style:parent-style-name="Frame_20_contents">
      <style:paragraph-properties fo:margin-top="0in" fo:margin-bottom="0in" style:contextual-spacing="false" fo:text-align="center" style:justify-single-word="false"/>
      <style:text-properties fo:color="#000000" loext:opacity="100%" style:font-name="Radian1" fo:font-size="45pt" fo:font-weight="bold" style:font-size-asian="45pt" style:font-weight-asian="bold" style:font-size-complex="45pt" style:font-weight-complex="bold"/>
    </style:style>
    <style:style style:name="P8" style:family="paragraph" style:parent-style-name="Frame_20_contents">
      <style:paragraph-properties fo:margin-top="0in" fo:margin-bottom="0.028in" style:contextual-spacing="false" fo:text-align="center" style:justify-single-word="false"/>
      <style:text-properties fo:color="#000000" loext:opacity="100%" style:font-name="Radian" fo:font-size="16pt" fo:font-weight="350" style:font-size-asian="16pt" style:font-weight-asian="normal" style:font-size-complex="16pt" style:font-weight-complex="normal"/>
    </style:style>
    <style:style style:name="P9" style:family="paragraph" style:parent-style-name="Frame_20_contents">
      <style:paragraph-properties fo:margin-top="0in" fo:margin-bottom="0.028in" style:contextual-spacing="false" fo:text-align="center" style:justify-single-word="false"/>
    </style:style>
    <style:style style:name="P10" style:family="paragraph">
      <loext:graphic-properties draw:fill="none"/>
      <style:paragraph-properties fo:text-align="start"/>
      <style:text-properties fo:font-size="18pt"/>
    </style:style>
    <style:style style:name="P11" style:family="paragraph">
      <loext:graphic-properties draw:fill="solid" draw:fill-color="#ffffff"/>
      <style:paragraph-properties fo:text-align="start"/>
      <style:text-properties fo:font-size="18pt"/>
    </style:style>
    <style:style style:name="T1" style:family="text">
      <style:text-properties fo:color="#ffffff" loext:opacity="100%" style:font-name="Avenir Next LT Pro" fo:font-size="16pt" style:font-size-asian="16pt" style:font-size-complex="16pt"/>
    </style:style>
    <style:style style:name="T2" style:family="text">
      <style:text-properties fo:font-size="12pt" style:font-size-asian="12pt" style:font-size-complex="12pt"/>
    </style:style>
    <style:style style:name="T3" style:family="text">
      <style:text-properties fo:font-size="12pt" fo:font-style="normal" fo:font-weight="350" style:font-size-asian="12pt" style:font-size-complex="12pt"/>
    </style:style>
    <style:style style:name="T4" style:family="text">
      <style:text-properties fo:font-size="12pt" fo:font-style="normal" fo:font-weight="normal" style:font-size-asian="12pt" style:font-weight-asian="bold" style:font-size-complex="12pt" style:font-weight-complex="bold"/>
    </style:style>
    <style:style style:name="T5" style:family="text">
      <style:text-properties fo:font-size="12pt" fo:font-weight="350" style:font-size-asian="12pt" style:font-size-complex="12pt"/>
    </style:style>
    <style:style style:name="T6" style:family="text">
      <style:text-properties officeooo:rsid="00049e46"/>
    </style:style>
    <style:style style:name="gr1" style:family="graphic" style:parent-style-name="Frame">
      <style:graphic-properties draw:stroke="none" svg:stroke-width="0.0102in" draw:stroke-linejoin="miter" draw:fill="none" loext:fill-use-slide-background="false" draw:textarea-vertical-align="top" draw:auto-grow-height="false" fo:min-height="1.1425in" fo:min-width="6.4043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2" style:family="graphic">
      <style:graphic-properties draw:stroke="solid" svg:stroke-width="0.0138in" svg:stroke-color="#000000" draw:stroke-linejoin="miter" svg:stroke-linecap="butt" draw:fill="solid" draw:fill-color="#ffffff" draw:textarea-vertical-align="top" draw:auto-grow-height="false" fo:min-height="1.8846in" fo:min-width="9.0618in" fo:padding-top="0.0492in" fo:padding-bottom="0.0492in" fo:padding-left="0.0984in" fo:padding-right="0.0984in" fo:wrap-option="wrap" fo:margin-left="0in" fo:margin-right="0.0126in" fo:margin-top="0in" fo:margin-bottom="0.0173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tracked-changes text:track-changes="false">
        <text:changed-region xml:id="ct105553157228656" text:id="ct105553157228656">
          <text:insertion>
            <office:change-info>
              <dc:creator>Weston Greene</dc:creator>
              <dc:date>2021-11-18T00:5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char" draw:z-index="1" draw:name="Text Box 2" draw:style-name="gr1" draw:text-style-name="P10" svg:width="6.6039in" svg:height="1.2421in" svg:x="0in" svg:y="-0.2071in"><text:p text:style-name="P7">WESTON <text:s/>P. GREENE</text:p><text:p text:style-name="P8"><text:span text:style-name="T6">Full Stack</text:span> Engineer <text:s text:c="2"/>| <text:s text:c="2"/>Raleigh, NC</text:p><text:p text:style-name="P9"><text:span text:style-name="T1">jj</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change-start text:change-id="ct105553157228656"/>​<draw:custom-shape text:anchor-type="char" draw:z-index="0" draw:name="Rectangle 224" draw:style-name="gr2" draw:text-style-name="P11" svg:width="9.2587in" svg:height="1.9831in" svg:x="-0.1898in" svg:y="-0.637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change-end text:change-id="ct105553157228656"/></text:p>
      <text:p text:style-name="P1"/>
      <text:p text:style-name="P1"/>
      <text:p text:style-name="P1"/>
      <text:p text:style-name="P1"/>
      <text:p text:style-name="P2"/>
      <text:p text:style-name="P3">Dear {{HIRING_MANAGER}},</text:p>
      <text:p text:style-name="P5"><text:span text:style-name="T5"><text:tab/>I wanted to reach out to you to further express my interest in the </text:span><text:span text:style-name="T4">{{NAME_OF_ROLE}} </text:span><text:span text:style-name="T3">position. As a recent graduate of the Computer Science program at North Carolina State University, a Software Engineer Intern for SailPoint Technologies, and as the current lead web developer for the EcoPRT autonomous vehicle lab at NC State, I believe that my technically sound and detailed set of front end skills and coding architecture expertise, along with my ability to collaborate, communicate, and implement punctually within a team, would make me an ideal candidate for this role.</text:span></text:p>
      <text:p text:style-name="P5"><text:span text:style-name="T2"><text:tab/></text:span><text:span text:style-name="T5">I possess a strong facility in an array of frontend languages, notably Vue, Node.js and Typescript, along with a robust set of backend technologies in Java, C and C++, and Python. My capacity for developing alone for either personal projects, coursework, or independent lab work would integrate seamlessly with a larger team – I can be expected to fulfill expectations concisely, accurately, and under demanding and changing time constraints without sacrificing quality or project longevity.</text:span></text:p>
      <text:p text:style-name="P4"><text:tab/>Having followed the changing self-driving landscape closely since 2015, joining the research team at the EcoPRT autonomous vehicle lab at NC State was my first step in making my mark on the industry. Assuming the role of the lead web developer further enforced my technical skillset, with the goal of redesigning the web presence for showcasing the work of deploying an autonomous vehicle. Maintaining and organizing all of the assets and leveraging each new feature, along with overseeing the design and technical implementation of the website, demonstrates my ability to contribute and dedicate to a project within the scope of a professional environment.</text:p>
      <text:p text:style-name="P1"><text:span text:style-name="T5"><text:tab/>My passion and dedication are the qualities I strive to bring to the position and the team. I am confident that I can work diligently with my potential co-workers and further promote the development process of </text:span><text:span text:style-name="T2">{{COMPANY_NAME}}</text:span><text:span text:style-name="T5">. Thank you for your consideration, and I look forward to hearing from you to discuss the position further.</text:span></text:p>
      <text:p text:style-name="P2"/>
      <text:p text:style-name="P3">Sincerely,</text:p>
      <text:p text:style-name="P6">Weston P. Greene</text:p>
      <text:p text:style-name="P3">Weston P. Green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Avenir Next LT Pro" svg:font-family="'Avenir Next LT Pro'"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Radian" svg:font-family="Radian" style:font-pitch="variable"/>
    <style:font-face style:name="Radian1" svg:font-family="Radian" style:font-family-generic="roman" style:font-pitch="variable"/>
    <style:font-face style:name="Tahoma" svg:font-family="Tahoma" style:font-family-generic="system" style:font-pitch="variable"/>
    <style:font-face style:name="Tangerine" svg:font-family="Tangerin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style:font-name-asian="Calibri1" style:font-family-asian="Calibri" style:font-family-generic-asian="system" style:font-pitch-asian="variabl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Revision" style:family="paragraph">
      <style:paragraph-properties fo:margin-top="0in" fo:margin-bottom="0in" style:contextual-spacing="false" fo:line-height="100%" fo:text-align="start" style:justify-single-word="false" fo:orphans="2" fo:widows="2" style:writing-mode="lr-tb"/>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No_20_Spacing_20_Char" style:display-name="No Spacing Char" style:family="text" style:parent-style-name="Default_20_Paragraph_20_Font" loext:linked-style-name="No_20_Spacing">
      <style:text-properties style:font-name-asian="Calibri1" style:font-family-asian="Calibri" style:font-family-generic-asian="system" style:font-pitch-asian="variable"/>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7492in"/>
        </style:list-level-properties>
        <style:text-properties fo:font-family="Symbol" style:font-style-name="Regular"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2492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7492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2492in"/>
        </style:list-level-properties>
        <style:text-properties fo:font-family="Symbol" style:font-style-name="Regular"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7492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2492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7492in"/>
        </style:list-level-properties>
        <style:text-properties fo:font-family="Symbol" style:font-style-name="Regular"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2492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7492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WESTON P. GREENE</dc:title>
    <meta:initial-creator>Weston Greene</meta:initial-creator>
    <meta:editing-cycles>5</meta:editing-cycles>
    <meta:print-date>2022-08-17T09:18:00</meta:print-date>
    <meta:creation-date>2022-09-07T09:38:00</meta:creation-date>
    <dc:date>2022-09-10T02:14:57.370432423</dc:date>
    <meta:editing-duration>PT5M57S</meta:editing-duration>
    <meta:generator>LibreOffice/7.4.0.3$MacOSX_AARCH64 LibreOffice_project/f85e47c08ddd19c015c0114a68350214f7066f5a</meta:generator>
    <meta:document-statistic meta:table-count="0" meta:image-count="0" meta:object-count="0" meta:page-count="1" meta:paragraph-count="12" meta:word-count="343" meta:character-count="2182" meta:non-whitespace-character-count="1838"/>
    <meta:user-defined meta:name="AppVersion">16.0000</meta:user-defined>
    <meta:template xlink:type="simple" xlink:actuate="onRequest" xlink:title="Normal" xlink:href=""/>
  </office:meta>
</office:document-meta>
</file>